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928" officeooo:paragraph-rsid="00090928"/>
    </style:style>
    <style:style style:name="P2" style:family="paragraph" style:parent-style-name="Standard">
      <style:text-properties officeooo:rsid="000f33d8" officeooo:paragraph-rsid="000f33d8"/>
    </style:style>
    <style:style style:name="T1" style:family="text">
      <style:text-properties officeooo:rsid="000f7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ere is such a thing as a grub, which is like a flat tipped set screw.</text:p>
      <text:p text:style-name="P1"/>
      <text:p text:style-name="P1">M2.5 x <text:span text:style-name="T1">8 to 16</text:span> mm may be needed.</text:p>
      <text:p text:style-name="P1"/>
      <text:p text:style-name="P1"><text:a xlink:type="simple" xlink:href="https://www.amazon.com/100pcs-Stainless-Socket-Screws-Metric/dp/B01MXFJTTB/ref=sr_1_4?ie=UTF8&amp;qid=1542640333&amp;sr=8-4&amp;keywords=m%2B2.5%2Bx%2B6mm%2B%2Bgrub%2Bscrew&amp;th=1" text:style-name="Internet_20_link" text:visited-style-name="Visited_20_Internet_20_Link">https://www.amazon.com/100pcs-Stainless-Socket-Screws-Metric/dp/B01MXFJTTB/ref=sr_1_4?ie=UTF8&amp;qid=1542640333&amp;sr=8-4&amp;keywords=m%2B2.5%2Bx%2B6mm%2B%2Bgrub%2Bscrew&amp;th=1</text:a></text:p>
      <text:p text:style-name="P1"/>
      <text:p text:style-name="P2">cool looking standoffs apparently only appear in M3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7:17:44.387350089</meta:creation-date>
    <meta:generator>LibreOffice/6.0.6.2$Linux_X86_64 LibreOffice_project/00m0$Build-2</meta:generator>
    <dc:date>2018-11-30T09:05:56.561850201</dc:date>
    <meta:editing-duration>PT2M23S</meta:editing-duration>
    <meta:editing-cycles>4</meta:editing-cycles>
    <meta:document-statistic meta:table-count="0" meta:image-count="0" meta:object-count="0" meta:page-count="1" meta:paragraph-count="4" meta:word-count="34" meta:character-count="322" meta:non-whitespace-character-count="292"/>
  </office:meta>
</office:document-meta>
</file>